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00%" style:writing-mode="lr-tb"/>
    </style:style>
    <style:style style:name="T1_1" style:family="text">
      <style:text-properties fo:font-weight="normal" style:font-weight-asian="normal" style:font-weight-complex="normal"/>
    </style:style>
    <style:style style:name="T1_2" style:family="text">
      <style:text-properties fo:font-weight="normal" style:font-weight-asian="normal" style:font-weight-complex="normal"/>
    </style:style>
    <style:style style:name="T1_3" style:family="text">
      <style:text-properties fo:font-weight="normal" style:font-weight-asian="normal" style:font-weight-complex="normal"/>
    </style:style>
    <style:style style:name="P2" style:family="paragraph" style:parent-style-name="Title">
      <style:paragraph-properties fo:text-align="center" fo:break-before="auto" fo:line-height="100%" style:writing-mode="lr-tb"/>
    </style:style>
    <style:style style:name="T2_1" style:family="text">
      <style:text-properties fo:font-weight="normal" style:font-weight-asian="normal" style:font-weight-complex="normal"/>
    </style:style>
    <style:style style:name="T2_2" style:family="text">
      <style:text-properties fo:font-weight="normal" style:font-weight-asian="normal" style:font-weight-complex="normal"/>
    </style:style>
    <style:style style:name="T2_3" style:family="text">
      <style:text-properties fo:font-weight="normal" style:font-weight-asian="normal" style:font-weight-complex="normal"/>
    </style:style>
    <style:style style:name="T2_4" style:family="text">
      <style:text-properties fo:font-weight="normal" style:font-weight-asian="normal" style:font-weight-complex="normal"/>
    </style:style>
    <style:style style:name="T2_5" style:family="text">
      <style:text-properties fo:font-weight="normal" style:font-weight-asian="normal" style:font-weight-complex="normal"/>
    </style:style>
    <style:style style:name="P3" style:family="paragraph" style:parent-style-name="Heading_20_1">
      <style:paragraph-properties fo:break-before="auto" fo:line-height="100%" style:writing-mode="lr-tb"/>
    </style:style>
    <style:style style:name="T3_1" style:family="text"/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P5" style:family="paragraph" style:parent-style-name="Standard">
      <style:paragraph-properties fo:break-before="auto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P6" style:family="paragraph" style:parent-style-name="Heading_20_1">
      <style:paragraph-properties fo:break-before="auto" fo:line-height="10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>
      <style:text-properties fo:font-weight="bold" style:font-weight-asian="bold" style:font-weight-complex="bold"/>
    </style:style>
    <style:style style:name="T7_80" style:family="text">
      <style:text-properties fo:font-weight="bold" style:font-weight-asian="bold" style:font-weight-complex="bold"/>
    </style:style>
    <style:style style:name="T7_81" style:family="text">
      <style:text-properties fo:font-weight="bold" style:font-weight-asian="bold" style:font-weight-complex="bold"/>
    </style:style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>
      <style:text-properties fo:font-weight="bold" style:font-weight-asian="bold" style:font-weight-complex="bold"/>
    </style:style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P8" style:family="paragraph" style:parent-style-name="Heading_20_1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>
      <style:text-properties fo:font-style="italic" style:font-style-asian="italic" style:font-style-complex="italic"/>
    </style:style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P11" style:family="paragraph" style:parent-style-name="Standard">
      <style:paragraph-properties fo:break-before="auto" fo:line-height="100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>
      <style:text-properties fo:color="#1155cc" style:text-underline-style="solid" style:text-underline-color="font-color"/>
    </style:style>
    <style:style style:name="T11_89" style:family="text"/>
    <style:style style:name="T11_90" style:family="text">
      <style:text-properties fo:color="#1155cc" style:text-underline-style="solid" style:text-underline-color="font-color"/>
    </style:style>
    <style:style style:name="T11_91" style:family="text"/>
    <style:style style:name="T11_92" style:family="text">
      <style:text-properties fo:color="#1155cc" style:text-underline-style="solid" style:text-underline-color="font-color"/>
    </style:style>
    <style:style style:name="T11_93" style:family="text"/>
    <style:style style:name="T11_94" style:family="text">
      <style:text-properties fo:color="#1155cc" style:text-underline-style="solid" style:text-underline-color="font-color"/>
    </style:style>
    <style:style style:name="T11_95" style:family="text"/>
    <style:style style:name="T11_96" style:family="text">
      <style:text-properties fo:color="#1155cc" style:text-underline-style="solid" style:text-underline-color="font-color"/>
    </style:style>
    <style:style style:name="T11_97" style:family="text"/>
    <style:style style:name="T11_98" style:family="text">
      <style:text-properties fo:color="#1155cc" style:text-underline-style="solid" style:text-underline-color="font-color"/>
    </style:style>
    <style:style style:name="T11_99" style:family="text"/>
    <style:style style:name="T11_100" style:family="text">
      <style:text-properties fo:color="#1155cc" style:text-underline-style="solid" style:text-underline-color="font-color"/>
    </style:style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>
      <style:text-properties fo:color="#1155cc" style:text-underline-style="solid" style:text-underline-color="font-color"/>
    </style:style>
    <style:style style:name="T11_126" style:family="text"/>
    <style:style style:name="T11_127" style:family="text">
      <style:text-properties fo:color="#1155cc" style:text-underline-style="solid" style:text-underline-color="font-color"/>
    </style:style>
    <style:style style:name="T11_128" style:family="text"/>
    <style:style style:name="T11_129" style:family="text">
      <style:text-properties fo:color="#1155cc" style:text-underline-style="solid" style:text-underline-color="font-color"/>
    </style:style>
    <style:style style:name="T11_130" style:family="text"/>
    <style:style style:name="T11_131" style:family="text">
      <style:text-properties fo:color="#1155cc" style:text-underline-style="solid" style:text-underline-color="font-color"/>
    </style:style>
    <style:style style:name="T11_132" style:family="text"/>
    <style:style style:name="T11_133" style:family="text">
      <style:text-properties fo:color="#1155cc" style:text-underline-style="solid" style:text-underline-color="font-color"/>
    </style:style>
    <style:style style:name="T11_134" style:family="text"/>
    <style:style style:name="T11_135" style:family="text">
      <style:text-properties fo:color="#1155cc" style:text-underline-style="solid" style:text-underline-color="font-color"/>
    </style:style>
    <style:style style:name="T11_136" style:family="text"/>
    <style:style style:name="T11_137" style:family="text">
      <style:text-properties fo:color="#1155cc" style:text-underline-style="solid" style:text-underline-color="font-color"/>
    </style:style>
    <style:style style:name="T11_138" style:family="text"/>
    <style:style style:name="P12" style:family="paragraph" style:parent-style-name="Heading_20_1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</office:automatic-styles>
  <office:body>
    <office:text>
      <text:p text:style-name="P1"><text:bookmark-start text:name="h.vhh5534dl5m1"/><text:bookmark-end text:name="h.vhh5534dl5m1"/><text:span text:style-name="T1_1">Maintenance</text:span><text:span text:style-name="T1_2"><text:s/></text:span><text:span text:style-name="T1_3">Manual</text:span></text:p>
      <text:p text:style-name="P2"><text:bookmark-start text:name="h.211sc6bqec2a"/><text:bookmark-end text:name="h.211sc6bqec2a"/><text:span text:style-name="T2_1">🚧<text:s/></text:span><text:span text:style-name="T2_2">Under</text:span><text:span text:style-name="T2_3"><text:s/></text:span><text:span text:style-name="T2_4">construction</text:span><text:span text:style-name="T2_5"><text:s/>🚧</text:span></text:p>
      <text:h text:style-name="P3" text:outline-level="10"><text:bookmark-start text:name="h.f7ve25okhg8"/><text:bookmark-end text:name="h.f7ve25okhg8"/><text:span text:style-name="T3_1">Introduction</text:span></text:h>
      <text:p text:style-name="P4"><text:span text:style-name="T4_1">This</text:span><text:span text:style-name="T4_2"><text:s/></text:span><text:span text:style-name="T4_3">manual</text:span><text:span text:style-name="T4_4"><text:s/></text:span><text:span text:style-name="T4_5">is</text:span><text:span text:style-name="T4_6"><text:s/></text:span><text:span text:style-name="T4_7">intended</text:span><text:span text:style-name="T4_8"><text:s/></text:span><text:span text:style-name="T4_9">for</text:span><text:span text:style-name="T4_10"><text:s/></text:span><text:span text:style-name="T4_11">the</text:span><text:span text:style-name="T4_12"><text:s/></text:span><text:span text:style-name="T4_13">team</text:span><text:span text:style-name="T4_14"><text:s/></text:span><text:span text:style-name="T4_15">continuing</text:span><text:span text:style-name="T4_16"><text:s/></text:span><text:span text:style-name="T4_17">the</text:span><text:span text:style-name="T4_18"><text:s/></text:span><text:span text:style-name="T4_19">development</text:span><text:span text:style-name="T4_20"><text:s/></text:span><text:span text:style-name="T4_21">of</text:span><text:span text:style-name="T4_22"><text:s/></text:span><text:span text:style-name="T4_23">the</text:span><text:span text:style-name="T4_24"><text:s/></text:span><text:span text:style-name="T4_25">Room</text:span><text:span text:style-name="T4_26"><text:s/></text:span><text:span text:style-name="T4_27">Quest</text:span><text:span text:style-name="T4_28"><text:s/></text:span><text:span text:style-name="T4_29">project</text:span><text:span text:style-name="T4_30">.<text:s/></text:span></text:p>
      <text:p text:style-name="P5"><text:span text:style-name="T5_1">This</text:span><text:span text:style-name="T5_2"><text:s/></text:span><text:span text:style-name="T5_3">will</text:span><text:span text:style-name="T5_4"><text:s/></text:span><text:span text:style-name="T5_5">help</text:span><text:span text:style-name="T5_6"><text:s/></text:span><text:span text:style-name="T5_7">guide</text:span><text:span text:style-name="T5_8"><text:s/></text:span><text:span text:style-name="T5_9">the</text:span><text:span text:style-name="T5_10"><text:s/></text:span><text:span text:style-name="T5_11">next</text:span><text:span text:style-name="T5_12"><text:s/></text:span><text:span text:style-name="T5_13">team</text:span><text:span text:style-name="T5_14"><text:s/></text:span><text:span text:style-name="T5_15">in</text:span><text:span text:style-name="T5_16"><text:s/></text:span><text:span text:style-name="T5_17">understanding</text:span><text:span text:style-name="T5_18"><text:s/></text:span><text:span text:style-name="T5_19">Room</text:span><text:span text:style-name="T5_20"><text:s/></text:span><text:span text:style-name="T5_21">Quest</text:span><text:span text:style-name="T5_22">’</text:span><text:span text:style-name="T5_23">s</text:span><text:span text:style-name="T5_24"><text:s/></text:span><text:span text:style-name="T5_25">software</text:span><text:span text:style-name="T5_26"><text:s/></text:span><text:span text:style-name="T5_27">artifacts</text:span><text:span text:style-name="T5_28"><text:s/></text:span><text:span text:style-name="T5_29">and</text:span><text:span text:style-name="T5_30"><text:s/></text:span><text:span text:style-name="T5_31">the</text:span><text:span text:style-name="T5_32"><text:s/></text:span><text:span text:style-name="T5_33">functionality</text:span><text:span text:style-name="T5_34">.</text:span></text:p>
      <text:h text:style-name="P6" text:outline-level="10"><text:bookmark-start text:name="h.sxvjjax78xy4"/><text:bookmark-end text:name="h.sxvjjax78xy4"/><text:span text:style-name="T6_1">Room</text:span><text:span text:style-name="T6_2"><text:s/></text:span><text:span text:style-name="T6_3">Quest</text:span><text:span text:style-name="T6_4"><text:s/></text:span><text:span text:style-name="T6_5">Resources</text:span></text:h>
      <text:p text:style-name="P7"><text:span text:style-name="T7_1">The</text:span><text:span text:style-name="T7_2"><text:s/></text:span><text:span text:style-name="T7_3">Room</text:span><text:span text:style-name="T7_4"><text:s/></text:span><text:span text:style-name="T7_5">Quest</text:span><text:span text:style-name="T7_6"><text:s/></text:span><text:span text:style-name="T7_7">project</text:span><text:span text:style-name="T7_8"><text:s/></text:span><text:span text:style-name="T7_9">consists</text:span><text:span text:style-name="T7_10"><text:s/></text:span><text:span text:style-name="T7_11">of</text:span><text:span text:style-name="T7_12"><text:s/></text:span><text:span text:style-name="T7_13">two</text:span><text:span text:style-name="T7_14"><text:s/></text:span><text:span text:style-name="T7_15">parts</text:span><text:span text:style-name="T7_16">.<text:s/></text:span><text:span text:style-name="T7_17">An</text:span><text:span text:style-name="T7_18"><text:s/></text:span><text:span text:style-name="T7_19">Android</text:span><text:span text:style-name="T7_20"><text:s/></text:span><text:span text:style-name="T7_21">App</text:span><text:span text:style-name="T7_22">,<text:s/></text:span><text:span text:style-name="T7_23">and</text:span><text:span text:style-name="T7_24"><text:s/></text:span><text:span text:style-name="T7_25">a</text:span><text:span text:style-name="T7_26"><text:s/></text:span><text:span text:style-name="T7_27">Windows</text:span><text:span text:style-name="T7_28"><text:s/></text:span><text:span text:style-name="T7_29">application</text:span><text:span text:style-name="T7_30">.<text:s/></text:span><text:span text:style-name="T7_31">Initial</text:span><text:span text:style-name="T7_32"><text:s/></text:span><text:span text:style-name="T7_33">development</text:span><text:span text:style-name="T7_34"><text:s/></text:span><text:span text:style-name="T7_35">for</text:span><text:span text:style-name="T7_36"><text:s/></text:span><text:span text:style-name="T7_37">the</text:span><text:span text:style-name="T7_38"><text:s/></text:span><text:span text:style-name="T7_39">Room</text:span><text:span text:style-name="T7_40"><text:s/></text:span><text:span text:style-name="T7_41">Quest</text:span><text:span text:style-name="T7_42"><text:s/></text:span><text:span text:style-name="T7_43">project</text:span><text:span text:style-name="T7_44"><text:s/></text:span><text:span text:style-name="T7_45">began</text:span><text:span text:style-name="T7_46"><text:s/></text:span><text:span text:style-name="T7_47">with</text:span><text:span text:style-name="T7_48"><text:s/></text:span><text:span text:style-name="T7_49">the</text:span><text:span text:style-name="T7_50"><text:s/></text:span><text:span text:style-name="T7_51">android</text:span><text:span text:style-name="T7_52"><text:s/></text:span><text:span text:style-name="T7_53">app</text:span><text:span text:style-name="T7_54"><text:s/></text:span><text:span text:style-name="T7_55">using</text:span><text:span text:style-name="T7_56"><text:s/></text:span><text:span text:style-name="T7_57">Android</text:span><text:span text:style-name="T7_58"><text:s/></text:span><text:span text:style-name="T7_59">Studio</text:span><text:span text:style-name="T7_60">.<text:s/></text:span><text:span text:style-name="T7_61">This</text:span><text:span text:style-name="T7_62"><text:s/></text:span><text:span text:style-name="T7_63">is</text:span><text:span text:style-name="T7_64"><text:s/></text:span><text:span text:style-name="T7_65">all</text:span><text:span text:style-name="T7_66"><text:s/></text:span><text:span text:style-name="T7_67">kept</text:span><text:span text:style-name="T7_68"><text:s/></text:span><text:span text:style-name="T7_69">in</text:span><text:span text:style-name="T7_70"><text:s/></text:span><text:span text:style-name="T7_71">a</text:span><text:span text:style-name="T7_72"><text:s/></text:span><text:span text:style-name="T7_73">git</text:span><text:span text:style-name="T7_74"><text:s/></text:span><text:span text:style-name="T7_75">repository</text:span><text:span text:style-name="T7_76"><text:s/></text:span><text:span text:style-name="T7_77">named</text:span><text:span text:style-name="T7_78"><text:s/></text:span><text:span text:style-name="T7_79">Android</text:span><text:span text:style-name="T7_80"><text:s/></text:span><text:span text:style-name="T7_81">App</text:span><text:span text:style-name="T7_82"><text:s/></text:span><text:span text:style-name="T7_83">for</text:span><text:span text:style-name="T7_84"><text:s/></text:span><text:span text:style-name="T7_85">ease</text:span><text:span text:style-name="T7_86"><text:s/></text:span><text:span text:style-name="T7_87">of</text:span><text:span text:style-name="T7_88"><text:s/></text:span><text:span text:style-name="T7_89">collaboration</text:span><text:span text:style-name="T7_90"><text:s/></text:span><text:span text:style-name="T7_91">and</text:span><text:span text:style-name="T7_92"><text:s/></text:span><text:span text:style-name="T7_93">the</text:span><text:span text:style-name="T7_94"><text:s/></text:span><text:span text:style-name="T7_95">purpose</text:span><text:span text:style-name="T7_96"><text:s/></text:span><text:span text:style-name="T7_97">of</text:span><text:span text:style-name="T7_98"><text:s/></text:span><text:span text:style-name="T7_99">archiving</text:span><text:span text:style-name="T7_100"><text:s/></text:span><text:span text:style-name="T7_101">previous</text:span><text:span text:style-name="T7_102"><text:s/></text:span><text:span text:style-name="T7_103">versions</text:span><text:span text:style-name="T7_104">.<text:s/></text:span><text:span text:style-name="T7_105">Additional</text:span><text:span text:style-name="T7_106"><text:s/></text:span><text:span text:style-name="T7_107">resources</text:span><text:span text:style-name="T7_108"><text:s/></text:span><text:span text:style-name="T7_109">once</text:span><text:span text:style-name="T7_110"><text:s/></text:span><text:span text:style-name="T7_111">resided</text:span><text:span text:style-name="T7_112"><text:s/></text:span><text:span text:style-name="T7_113">in</text:span><text:span text:style-name="T7_114"><text:s/></text:span><text:span text:style-name="T7_115">that</text:span><text:span text:style-name="T7_116"><text:s/></text:span><text:span text:style-name="T7_117">repository</text:span><text:span text:style-name="T7_118"><text:s/></text:span><text:span text:style-name="T7_119">but</text:span><text:span text:style-name="T7_120"><text:s/></text:span><text:span text:style-name="T7_121">were</text:span><text:span text:style-name="T7_122"><text:s/></text:span><text:span text:style-name="T7_123">moved</text:span><text:span text:style-name="T7_124"><text:s/></text:span><text:span text:style-name="T7_125">for</text:span><text:span text:style-name="T7_126"><text:s/></text:span><text:span text:style-name="T7_127">clarity</text:span><text:span text:style-name="T7_128"><text:s/></text:span><text:span text:style-name="T7_129">and</text:span><text:span text:style-name="T7_130"><text:s/></text:span><text:span text:style-name="T7_131">sake</text:span><text:span text:style-name="T7_132"><text:s/></text:span><text:span text:style-name="T7_133">of</text:span><text:span text:style-name="T7_134"><text:s/></text:span><text:span text:style-name="T7_135">organization</text:span><text:span text:style-name="T7_136"><text:s/></text:span><text:span text:style-name="T7_137">to</text:span><text:span text:style-name="T7_138"><text:s/></text:span><text:span text:style-name="T7_139">a</text:span><text:span text:style-name="T7_140"><text:s/></text:span><text:span text:style-name="T7_141">new</text:span><text:span text:style-name="T7_142"><text:s/></text:span><text:span text:style-name="T7_143">separate</text:span><text:span text:style-name="T7_144"><text:s/></text:span><text:span text:style-name="T7_145">repository</text:span><text:span text:style-name="T7_146"><text:s/></text:span><text:span text:style-name="T7_147">called</text:span><text:span text:style-name="T7_148"><text:s/></text:span><text:span text:style-name="T7_149">Resources</text:span><text:span text:style-name="T7_150">.<text:s/></text:span><text:span text:style-name="T7_151">Room</text:span><text:span text:style-name="T7_152"><text:s/></text:span><text:span text:style-name="T7_153">Quest</text:span><text:span text:style-name="T7_154"><text:s/></text:span><text:span text:style-name="T7_155">Resources</text:span><text:span text:style-name="T7_156"><text:s/></text:span><text:span text:style-name="T7_157">contains</text:span><text:span text:style-name="T7_158"><text:s/></text:span><text:span text:style-name="T7_159">a</text:span><text:span text:style-name="T7_160"><text:s/></text:span><text:span text:style-name="T7_161">copy</text:span><text:span text:style-name="T7_162"><text:s/></text:span><text:span text:style-name="T7_163">of</text:span><text:span text:style-name="T7_164"><text:s/></text:span><text:span text:style-name="T7_165">the</text:span><text:span text:style-name="T7_166"><text:s/></text:span><text:span text:style-name="T7_167">contents</text:span><text:span text:style-name="T7_168"><text:s/></text:span><text:span text:style-name="T7_169">of</text:span><text:span text:style-name="T7_170"><text:s/></text:span><text:span text:style-name="T7_171">the</text:span><text:span text:style-name="T7_172"><text:s/></text:span><text:span text:style-name="T7_173">Room</text:span><text:span text:style-name="T7_174"><text:s/></text:span><text:span text:style-name="T7_175">Quest</text:span><text:span text:style-name="T7_176"><text:s/></text:span><text:span text:style-name="T7_177">folder</text:span><text:span text:style-name="T7_178"><text:s/></text:span><text:span text:style-name="T7_179">on</text:span><text:span text:style-name="T7_180"><text:s/></text:span><text:span text:style-name="T7_181">Google</text:span><text:span text:style-name="T7_182"><text:s/></text:span><text:span text:style-name="T7_183">Drive</text:span><text:span text:style-name="T7_184">,<text:s/></text:span><text:span text:style-name="T7_185">documents</text:span><text:span text:style-name="T7_186">,<text:s/></text:span><text:span text:style-name="T7_187">graphics</text:span><text:span text:style-name="T7_188">,<text:s/></text:span><text:span text:style-name="T7_189">maps</text:span><text:span text:style-name="T7_190">,<text:s/></text:span><text:span text:style-name="T7_191">etc</text:span><text:span text:style-name="T7_192">.<text:s/></text:span></text:p>
      <text:h text:style-name="P8" text:outline-level="10"><text:bookmark-start text:name="h.5eesgma5oc6"/><text:bookmark-end text:name="h.5eesgma5oc6"/><text:span text:style-name="T8_1">Android</text:span><text:span text:style-name="T8_2"><text:s/></text:span><text:span text:style-name="T8_3">App</text:span></text:h>
      <text:p text:style-name="P9"><text:span text:style-name="T9_1">The</text:span><text:span text:style-name="T9_2"><text:s/></text:span><text:span text:style-name="T9_3">android</text:span><text:span text:style-name="T9_4"><text:s/></text:span><text:span text:style-name="T9_5">app</text:span><text:span text:style-name="T9_6"><text:s/></text:span><text:span text:style-name="T9_7">Functions</text:span><text:span text:style-name="T9_8"><text:s/></text:span><text:span text:style-name="T9_9">as</text:span><text:span text:style-name="T9_10"><text:s/></text:span><text:span text:style-name="T9_11">stated</text:span><text:span text:style-name="T9_12">.</text:span></text:p>
      <text:p text:style-name="P10"><text:span text:style-name="T10_1">The</text:span><text:span text:style-name="T10_2"><text:s/></text:span><text:span text:style-name="T10_3">app</text:span><text:span text:style-name="T10_4"><text:s/></text:span><text:span text:style-name="T10_5">when</text:span><text:span text:style-name="T10_6"><text:s/></text:span><text:span text:style-name="T10_7">first</text:span><text:span text:style-name="T10_8"><text:s/></text:span><text:span text:style-name="T10_9">launched</text:span><text:span text:style-name="T10_10"><text:s/></text:span><text:span text:style-name="T10_11">downloads</text:span><text:span text:style-name="T10_12"><text:s/></text:span><text:span text:style-name="T10_13">and</text:span><text:span text:style-name="T10_14"><text:s/></text:span><text:span text:style-name="T10_15">extracts</text:span><text:span text:style-name="T10_16"><text:s/></text:span><text:span text:style-name="T10_17">RoomQuest</text:span><text:span text:style-name="T10_18">.</text:span><text:span text:style-name="T10_19">zip</text:span><text:span text:style-name="T10_20"><text:s/></text:span><text:span text:style-name="T10_21">from</text:span><text:span text:style-name="T10_22"><text:s/></text:span><text:span text:style-name="T10_23">the</text:span><text:span text:style-name="T10_24"><text:s/></text:span><text:span text:style-name="T10_25">url</text:span><text:span text:style-name="T10_26"><text:s/></text:span><text:span text:style-name="T10_27">hardcoded</text:span><text:span text:style-name="T10_28"><text:s/></text:span><text:span text:style-name="T10_29">in</text:span><text:span text:style-name="T10_30"><text:s/></text:span><text:span text:style-name="T10_31">the</text:span><text:span text:style-name="T10_32"><text:s/></text:span><text:span text:style-name="T10_33">source</text:span><text:span text:style-name="T10_34"><text:s/></text:span><text:span text:style-name="T10_35">at</text:span><text:span text:style-name="T10_36"><text:s/></text:span><text:span text:style-name="T10_37">class</text:span><text:span text:style-name="T10_38"><text:s/></text:span><text:span text:style-name="T10_39">Spot</text:span><text:span text:style-name="T10_40">.<text:s/></text:span><text:span text:style-name="T10_41">Since</text:span><text:span text:style-name="T10_42"><text:s/></text:span><text:span text:style-name="T10_43">the</text:span><text:span text:style-name="T10_44"><text:s/></text:span><text:span text:style-name="T10_45">server</text:span><text:span text:style-name="T10_46"><text:s/></text:span><text:span text:style-name="T10_47">given</text:span><text:span text:style-name="T10_48"><text:s/></text:span><text:span text:style-name="T10_49">uses</text:span><text:span text:style-name="T10_50"><text:s/></text:span><text:span text:style-name="T10_51">a</text:span><text:span text:style-name="T10_52"><text:s/></text:span><text:span text:style-name="T10_53">privately</text:span><text:span text:style-name="T10_54"><text:s/></text:span><text:span text:style-name="T10_55">signed</text:span><text:span text:style-name="T10_56"><text:s/></text:span><text:span text:style-name="T10_57">certificate</text:span><text:span text:style-name="T10_58">,<text:s/></text:span><text:span text:style-name="T10_59">additional</text:span><text:span text:style-name="T10_60"><text:s/></text:span><text:span text:style-name="T10_61">measures</text:span><text:span text:style-name="T10_62"><text:s/></text:span><text:span text:style-name="T10_63">are</text:span><text:span text:style-name="T10_64"><text:s/></text:span><text:span text:style-name="T10_65">taken</text:span><text:span text:style-name="T10_66"><text:s/></text:span><text:span text:style-name="T10_67">to</text:span><text:span text:style-name="T10_68"><text:s/></text:span><text:span text:style-name="T10_69">verify</text:span><text:span text:style-name="T10_70"><text:s/></text:span><text:span text:style-name="T10_71">the</text:span><text:span text:style-name="T10_72"><text:s/></text:span><text:span text:style-name="T10_73">server</text:span><text:span text:style-name="T10_74"><text:s/></text:span><text:span text:style-name="T10_75">using</text:span><text:span text:style-name="T10_76"><text:s/></text:span><text:span text:style-name="T10_77">the</text:span><text:span text:style-name="T10_78"><text:s/></text:span><text:span text:style-name="T10_79">certificate</text:span><text:span text:style-name="T10_80"><text:s/></text:span><text:span text:style-name="T10_81">in</text:span><text:span text:style-name="T10_82"><text:s/></text:span><text:span text:style-name="T10_83">the</text:span><text:span text:style-name="T10_84"><text:s/></text:span><text:span text:style-name="T10_85">res</text:span><text:span text:style-name="T10_86">/</text:span><text:span text:style-name="T10_87">raw</text:span><text:span text:style-name="T10_88"><text:s/></text:span><text:span text:style-name="T10_89">folder</text:span><text:span text:style-name="T10_90">.<text:s/></text:span><text:span text:style-name="T10_91">Once</text:span><text:span text:style-name="T10_92"><text:s/></text:span><text:span text:style-name="T10_93">downloaded</text:span><text:span text:style-name="T10_94"><text:s/></text:span><text:span text:style-name="T10_95">and</text:span><text:span text:style-name="T10_96"><text:s/></text:span><text:span text:style-name="T10_97">extracted</text:span><text:span text:style-name="T10_98"><text:s/></text:span><text:span text:style-name="T10_99">to</text:span><text:span text:style-name="T10_100"><text:s/></text:span><text:span text:style-name="T10_101">the</text:span><text:span text:style-name="T10_102"><text:s/></text:span><text:span text:style-name="T10_103">external</text:span><text:span text:style-name="T10_104"><text:s/></text:span><text:span text:style-name="T10_105">storage</text:span><text:span text:style-name="T10_106"><text:s/></text:span><text:span text:style-name="T10_107">directory</text:span><text:span text:style-name="T10_108">,<text:s/></text:span><text:span text:style-name="T10_109">the</text:span><text:span text:style-name="T10_110"><text:s/></text:span><text:span text:style-name="T10_111">app</text:span><text:span text:style-name="T10_112"><text:s/></text:span><text:span text:style-name="T10_113">will</text:span><text:span text:style-name="T10_114"><text:s/></text:span><text:span text:style-name="T10_115">attempt</text:span><text:span text:style-name="T10_116"><text:s/></text:span><text:span text:style-name="T10_117">to</text:span><text:span text:style-name="T10_118"><text:s/></text:span><text:span text:style-name="T10_119">parse</text:span><text:span text:style-name="T10_120"><text:s/></text:span><text:span text:style-name="T10_121">the</text:span><text:span text:style-name="T10_122"><text:s/></text:span><text:span text:style-name="T10_123">data</text:span><text:span text:style-name="T10_124">.<text:s/></text:span><text:span text:style-name="T10_125">If</text:span><text:span text:style-name="T10_126"><text:s/></text:span><text:span text:style-name="T10_127">the</text:span><text:span text:style-name="T10_128"><text:s/></text:span><text:span text:style-name="T10_129">data</text:span><text:span text:style-name="T10_130"><text:s/></text:span><text:span text:style-name="T10_131">was</text:span><text:span text:style-name="T10_132"><text:s/></text:span><text:span text:style-name="T10_133">not</text:span><text:span text:style-name="T10_134"><text:s/></text:span><text:span text:style-name="T10_135">parsed</text:span><text:span text:style-name="T10_136"><text:s/></text:span><text:span text:style-name="T10_137">successfully</text:span><text:span text:style-name="T10_138"><text:s/></text:span><text:span text:style-name="T10_139">for</text:span><text:span text:style-name="T10_140"><text:s/></text:span><text:span text:style-name="T10_141">whatever</text:span><text:span text:style-name="T10_142"><text:s/></text:span><text:span text:style-name="T10_143">reason</text:span><text:span text:style-name="T10_144">,<text:s/></text:span><text:span text:style-name="T10_145">an</text:span><text:span text:style-name="T10_146"><text:s/></text:span><text:span text:style-name="T10_147">error</text:span><text:span text:style-name="T10_148"><text:s/></text:span><text:span text:style-name="T10_149">message</text:span><text:span text:style-name="T10_150"><text:s/></text:span><text:span text:style-name="T10_151">will</text:span><text:span text:style-name="T10_152"><text:s/></text:span><text:span text:style-name="T10_153">show</text:span><text:span text:style-name="T10_154"><text:s/></text:span><text:span text:style-name="T10_155">and</text:span><text:span text:style-name="T10_156"><text:s/></text:span><text:span text:style-name="T10_157">prompt</text:span><text:span text:style-name="T10_158"><text:s/></text:span><text:span text:style-name="T10_159">the</text:span><text:span text:style-name="T10_160"><text:s/></text:span><text:span text:style-name="T10_161">user</text:span><text:span text:style-name="T10_162"><text:s/></text:span><text:span text:style-name="T10_163">to</text:span><text:span text:style-name="T10_164"><text:s/></text:span><text:span text:style-name="T10_165">download</text:span><text:span text:style-name="T10_166"><text:s/></text:span><text:span text:style-name="T10_167">again</text:span><text:span text:style-name="T10_168">.<text:s/></text:span><text:span text:style-name="T10_169">If</text:span><text:span text:style-name="T10_170"><text:s/></text:span><text:span text:style-name="T10_171">the</text:span><text:span text:style-name="T10_172"><text:s/></text:span><text:span text:style-name="T10_173">data</text:span><text:span text:style-name="T10_174"><text:s/></text:span><text:span text:style-name="T10_175">was</text:span><text:span text:style-name="T10_176"><text:s/></text:span><text:span text:style-name="T10_177">successfully</text:span><text:span text:style-name="T10_178"><text:s/></text:span><text:span text:style-name="T10_179">parsed</text:span><text:span text:style-name="T10_180">,<text:s/></text:span><text:span text:style-name="T10_181">a</text:span><text:span text:style-name="T10_182"><text:s/></text:span><text:span text:style-name="T10_183">new</text:span><text:span text:style-name="T10_184"><text:s/></text:span><text:span text:style-name="T10_185">UI</text:span><text:span text:style-name="T10_186"><text:s/></text:span><text:span text:style-name="T10_187">is</text:span><text:span text:style-name="T10_188"><text:s/></text:span><text:span text:style-name="T10_189">shown</text:span><text:span text:style-name="T10_190"><text:s/></text:span><text:span text:style-name="T10_191">to</text:span><text:span text:style-name="T10_192"><text:s/></text:span><text:span text:style-name="T10_193">interact</text:span><text:span text:style-name="T10_194"><text:s/></text:span><text:span text:style-name="T10_195">with</text:span><text:span text:style-name="T10_196"><text:s/></text:span><text:span text:style-name="T10_197">the</text:span><text:span text:style-name="T10_198"><text:s/></text:span><text:span text:style-name="T10_199">parsed</text:span><text:span text:style-name="T10_200"><text:s/></text:span><text:span text:style-name="T10_201">information</text:span><text:span text:style-name="T10_202">.<text:s/></text:span><text:span text:style-name="T10_203">The</text:span><text:span text:style-name="T10_204"><text:s/></text:span><text:span text:style-name="T10_205">file</text:span><text:span text:style-name="T10_206"><text:s/></text:span><text:span text:style-name="T10_207">structure</text:span><text:span text:style-name="T10_208"><text:s/></text:span><text:span text:style-name="T10_209">specification</text:span><text:span text:style-name="T10_210"><text:s/></text:span><text:span text:style-name="T10_211">that</text:span><text:span text:style-name="T10_212"><text:s/></text:span><text:span text:style-name="T10_213">the</text:span><text:span text:style-name="T10_214"><text:s/></text:span><text:span text:style-name="T10_215">zip</text:span><text:span text:style-name="T10_216"><text:s/></text:span><text:span text:style-name="T10_217">file</text:span><text:span text:style-name="T10_218"><text:s/></text:span><text:span text:style-name="T10_219">uses</text:span><text:span text:style-name="T10_220"><text:s/></text:span><text:span text:style-name="T10_221">can</text:span><text:span text:style-name="T10_222"><text:s/></text:span><text:span text:style-name="T10_223">be</text:span><text:span text:style-name="T10_224"><text:s/></text:span><text:span text:style-name="T10_225">found</text:span><text:span text:style-name="T10_226"><text:s/></text:span><text:span text:style-name="T10_227">with</text:span><text:span text:style-name="T10_228"><text:s/></text:span><text:span text:style-name="T10_229">this</text:span><text:span text:style-name="T10_230"><text:s/></text:span><text:span text:style-name="T10_231">document</text:span><text:span text:style-name="T10_232">.</text:span></text:p>
      <text:p text:style-name="P11"><text:span text:style-name="T11_1">The</text:span><text:span text:style-name="T11_2"><text:s/></text:span><text:span text:style-name="T11_3">Android</text:span><text:span text:style-name="T11_4"><text:s/></text:span><text:span text:style-name="T11_5">app</text:span><text:span text:style-name="T11_6"><text:s/></text:span><text:span text:style-name="T11_7">is</text:span><text:span text:style-name="T11_8"><text:s/></text:span><text:span text:style-name="T11_9">programed</text:span><text:span text:style-name="T11_10"><text:s/></text:span><text:span text:style-name="T11_11">entirely</text:span><text:span text:style-name="T11_12"><text:s/></text:span><text:span text:style-name="T11_13">in</text:span><text:span text:style-name="T11_14"><text:s/></text:span><text:span text:style-name="T11_15">the</text:span><text:span text:style-name="T11_16"><text:s/></text:span><text:span text:style-name="T11_17">Java</text:span><text:span text:style-name="T11_18"><text:s/></text:span><text:span text:style-name="T11_19">programming</text:span><text:span text:style-name="T11_20"><text:s/></text:span><text:span text:style-name="T11_21">language</text:span><text:span text:style-name="T11_22"><text:s/></text:span><text:span text:style-name="T11_23">and</text:span><text:span text:style-name="T11_24"><text:s/></text:span><text:span text:style-name="T11_25">uses</text:span><text:span text:style-name="T11_26"><text:s/></text:span><text:span text:style-name="T11_27">no</text:span><text:span text:style-name="T11_28"><text:s/></text:span><text:span text:style-name="T11_29">libraries</text:span><text:span text:style-name="T11_30"><text:s/></text:span><text:span text:style-name="T11_31">external</text:span><text:span text:style-name="T11_32"><text:s/></text:span><text:span text:style-name="T11_33">to</text:span><text:span text:style-name="T11_34"><text:s/></text:span><text:span text:style-name="T11_35">android</text:span><text:span text:style-name="T11_36">.<text:s/></text:span><text:span text:style-name="T11_37">A</text:span><text:span text:style-name="T11_38"><text:s/></text:span><text:span text:style-name="T11_39">great</text:span><text:span text:style-name="T11_40"><text:s/></text:span><text:span text:style-name="T11_41">resource</text:span><text:span text:style-name="T11_42"><text:s/></text:span><text:span text:style-name="T11_43">to</text:span><text:span text:style-name="T11_44"><text:s/></text:span><text:span text:style-name="T11_45">get</text:span><text:span text:style-name="T11_46"><text:s/></text:span><text:span text:style-name="T11_47">started</text:span><text:span text:style-name="T11_48"><text:s/></text:span><text:span text:style-name="T11_49">with</text:span><text:span text:style-name="T11_50"><text:s/></text:span><text:span text:style-name="T11_51">Android</text:span><text:span text:style-name="T11_52"><text:s/></text:span><text:span text:style-name="T11_53">programming</text:span><text:span text:style-name="T11_54"><text:s/></text:span><text:span text:style-name="T11_55">and</text:span><text:span text:style-name="T11_56"><text:s/></text:span><text:span text:style-name="T11_57">to</text:span><text:span text:style-name="T11_58"><text:s/></text:span><text:span text:style-name="T11_59">become</text:span><text:span text:style-name="T11_60"><text:s/></text:span><text:span text:style-name="T11_61">familiar</text:span><text:span text:style-name="T11_62"><text:s/></text:span><text:span text:style-name="T11_63">with</text:span><text:span text:style-name="T11_64"><text:s/></text:span><text:span text:style-name="T11_65">Java</text:span><text:span text:style-name="T11_66"><text:s/></text:span><text:span text:style-name="T11_67">if</text:span><text:span text:style-name="T11_68"><text:s/></text:span><text:span text:style-name="T11_69">needed</text:span><text:span text:style-name="T11_70"><text:s/></text:span><text:span text:style-name="T11_71">is</text:span><text:span text:style-name="T11_72"><text:s/></text:span><text:span text:style-name="T11_73">the</text:span><text:span text:style-name="T11_74"><text:s/></text:span><text:span text:style-name="T11_75">official</text:span><text:span text:style-name="T11_76"><text:s/></text:span><text:span text:style-name="T11_77">android</text:span><text:span text:style-name="T11_78"><text:s/></text:span><text:span text:style-name="T11_79">training</text:span><text:span text:style-name="T11_80"><text:s/></text:span><text:span text:style-name="T11_81">tutorials</text:span><text:span text:style-name="T11_82"><text:s/></text:span><text:span text:style-name="T11_83">found</text:span><text:span text:style-name="T11_84"><text:s/></text:span><text:span text:style-name="T11_85">at</text:span><text:span text:style-name="T11_86"><text:s/></text:span><text:span text:style-name="T11_87"><text:a xlink:type="simple" xlink:href="http://developer.android.com/training"><text:span text:style-name="T11_88">developer</text:span></text:a></text:span><text:span text:style-name="T11_89"><text:a xlink:type="simple" xlink:href="http://developer.android.com/training"><text:span text:style-name="T11_90">.</text:span></text:a></text:span><text:span text:style-name="T11_91"><text:a xlink:type="simple" xlink:href="http://developer.android.com/training"><text:span text:style-name="T11_92">android</text:span></text:a></text:span><text:span text:style-name="T11_93"><text:a xlink:type="simple" xlink:href="http://developer.android.com/training"><text:span text:style-name="T11_94">.</text:span></text:a></text:span><text:span text:style-name="T11_95"><text:a xlink:type="simple" xlink:href="http://developer.android.com/training"><text:span text:style-name="T11_96">com</text:span></text:a></text:span><text:span text:style-name="T11_97"><text:a xlink:type="simple" xlink:href="http://developer.android.com/training"><text:span text:style-name="T11_98">/</text:span></text:a></text:span><text:span text:style-name="T11_99"><text:a xlink:type="simple" xlink:href="http://developer.android.com/training"><text:span text:style-name="T11_100">training</text:span></text:a></text:span><text:span text:style-name="T11_101">.<text:s/></text:span><text:span text:style-name="T11_102">The</text:span><text:span text:style-name="T11_103"><text:s/></text:span><text:span text:style-name="T11_104">graphical</text:span><text:span text:style-name="T11_105"><text:s/></text:span><text:span text:style-name="T11_106">design</text:span><text:span text:style-name="T11_107"><text:s/></text:span><text:span text:style-name="T11_108">guidelines</text:span><text:span text:style-name="T11_109"><text:s/></text:span><text:span text:style-name="T11_110">followed</text:span><text:span text:style-name="T11_111"><text:s/></text:span><text:span text:style-name="T11_112">by</text:span><text:span text:style-name="T11_113"><text:s/></text:span><text:span text:style-name="T11_114">app</text:span><text:span text:style-name="T11_115"><text:s/></text:span><text:span text:style-name="T11_116">can</text:span><text:span text:style-name="T11_117"><text:s/></text:span><text:span text:style-name="T11_118">be</text:span><text:span text:style-name="T11_119"><text:s/></text:span><text:span text:style-name="T11_120">found</text:span><text:span text:style-name="T11_121"><text:s/></text:span><text:span text:style-name="T11_122">at</text:span><text:span text:style-name="T11_123"><text:s/></text:span><text:span text:style-name="T11_124"><text:a xlink:type="simple" xlink:href="http://developer.android.com/design"><text:span text:style-name="T11_125">developer</text:span></text:a></text:span><text:span text:style-name="T11_126"><text:a xlink:type="simple" xlink:href="http://developer.android.com/design"><text:span text:style-name="T11_127">.</text:span></text:a></text:span><text:span text:style-name="T11_128"><text:a xlink:type="simple" xlink:href="http://developer.android.com/design"><text:span text:style-name="T11_129">android</text:span></text:a></text:span><text:span text:style-name="T11_130"><text:a xlink:type="simple" xlink:href="http://developer.android.com/design"><text:span text:style-name="T11_131">.</text:span></text:a></text:span><text:span text:style-name="T11_132"><text:a xlink:type="simple" xlink:href="http://developer.android.com/design"><text:span text:style-name="T11_133">com</text:span></text:a></text:span><text:span text:style-name="T11_134"><text:a xlink:type="simple" xlink:href="http://developer.android.com/design"><text:span text:style-name="T11_135">/</text:span></text:a></text:span><text:span text:style-name="T11_136"><text:a xlink:type="simple" xlink:href="http://developer.android.com/design"><text:span text:style-name="T11_137">design</text:span></text:a></text:span><text:span text:style-name="T11_138">.</text:span></text:p>
      <text:h text:style-name="P12" text:outline-level="10"><text:bookmark-start text:name="h.4efyf8qcf92u"/><text:bookmark-end text:name="h.4efyf8qcf92u"/><text:span text:style-name="T12_1">Map</text:span><text:span text:style-name="T12_2"><text:s/></text:span><text:span text:style-name="T12_3">Maker</text:span><text:span text:style-name="T12_4"><text:s/></text:span><text:span text:style-name="T12_5">Windows</text:span><text:span text:style-name="T12_6"><text:s/></text:span><text:span text:style-name="T12_7">Application</text:span></text:h>
      <text:p text:style-name="P13"><text:span text:style-name="T13_1">//<text:s/></text:span><text:span text:style-name="T13_2">TODO</text:span><text:span text:style-name="T13_3"><text:s/>(</text:span><text:span text:style-name="T13_4">Kyle</text:span><text:span text:style-name="T13_5"><text:s/></text:span><text:span text:style-name="T13_6">unavailable</text:span><text:span text:style-name="T13_7"><text:s/></text:span><text:span text:style-name="T13_8">at</text:span><text:span text:style-name="T13_9"><text:s/></text:span><text:span text:style-name="T13_10">the</text:span><text:span text:style-name="T13_11"><text:s/></text:span><text:span text:style-name="T13_12">moment</text:span><text:span text:style-name="T13_13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